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Times New Roman" svg:font-family="'Times New Roman'" style:font-family-generic="system" style:font-pitch="variable"/>
    <style:font-face style:name="Tms Rmn" svg:font-family="'Tms Rmn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1pt" fo:font-style="italic" style:font-size-asian="11pt" style:font-style-asian="italic" style:font-size-complex="11pt"/>
    </style:style>
    <style:style style:name="P2" style:family="paragraph" style:parent-style-name="Standard">
      <style:paragraph-properties fo:margin-left="0in" fo:margin-right="-0.1252in" fo:text-indent="0in" style:auto-text-indent="false">
        <style:tab-stops>
          <style:tab-stop style:position="0.5555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Times" fo:font-size="14pt" style:font-size-asian="14pt" style:font-size-complex="14pt"/>
    </style:style>
    <style:style style:name="P3" style:family="paragraph" style:parent-style-name="Standard">
      <style:paragraph-properties fo:margin-left="0in" fo:margin-right="-0.1252in" fo:text-indent="0in" style:auto-text-indent="false">
        <style:tab-stops>
          <style:tab-stop style:position="0.5555in"/>
          <style:tab-stop style:position="1in"/>
          <style:tab-stop style:position="1.8055in"/>
          <style:tab-stop style:position="2.3752in"/>
          <style:tab-stop style:position="2.8055in"/>
          <style:tab-stop style:position="5in"/>
        </style:tab-stops>
      </style:paragraph-properties>
      <style:text-properties style:font-name="Times" fo:font-size="11pt" fo:font-style="italic" officeooo:rsid="0019f1e7" officeooo:paragraph-rsid="0019f1e7" style:font-size-asian="11pt" style:font-style-asian="italic" style:font-size-complex="11pt"/>
    </style:style>
    <style:style style:name="P4" style:family="paragraph" style:parent-style-name="Standard" style:master-page-name="Standard">
      <style:paragraph-properties fo:margin-left="0in" fo:margin-right="-0.1252in" fo:text-indent="0in" style:auto-text-indent="false" style:page-number="auto">
        <style:tab-stops>
          <style:tab-stop style:position="0.5555in"/>
          <style:tab-stop style:position="1in"/>
          <style:tab-stop style:position="1.8055in"/>
          <style:tab-stop style:position="2.3752in"/>
          <style:tab-stop style:position="2.8055in"/>
          <style:tab-stop style:position="5in"/>
        </style:tab-stops>
      </style:paragraph-properties>
      <style:text-properties style:font-name="Times" fo:font-size="11pt" fo:font-style="italic" officeooo:rsid="0019f1e7" officeooo:paragraph-rsid="0019f1e7" style:font-size-asian="11pt" style:font-style-asian="italic" style:font-size-complex="11pt"/>
    </style:style>
    <style:style style:name="P5" style:family="paragraph" style:parent-style-name="Standard">
      <style:paragraph-properties fo:margin-left="0in" fo:margin-right="-0.1874in" fo:text-indent="0in" style:auto-text-indent="false"/>
    </style:style>
    <style:style style:name="P6" style:family="paragraph" style:parent-style-name="Standard">
      <style:paragraph-properties fo:margin-left="0in" fo:margin-right="-0.1874in" fo:text-indent="0in" style:auto-text-indent="false"/>
      <style:text-properties style:font-name="Times" fo:font-size="11pt" fo:font-style="italic" style:font-size-asian="11pt" style:font-style-asian="italic" style:font-size-complex="11pt"/>
    </style:style>
    <style:style style:name="P7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style:font-size-asian="11pt"/>
    </style:style>
    <style:style style:name="P8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3752in"/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style:font-size-asian="11pt"/>
    </style:style>
    <style:style style:name="P9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officeooo:rsid="00128cdf" officeooo:paragraph-rsid="00128cdf" style:font-size-asian="11pt"/>
    </style:style>
    <style:style style:name="P10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3752in"/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officeooo:rsid="00128cdf" officeooo:paragraph-rsid="00128cdf" style:font-size-asian="11pt"/>
    </style:style>
    <style:style style:name="P11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3752in"/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officeooo:rsid="00129413" officeooo:paragraph-rsid="00129413" style:font-size-asian="11pt"/>
    </style:style>
    <style:style style:name="P12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3752in"/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fo:font-weight="bold" style:font-size-asian="11pt" style:font-weight-asian="bold"/>
    </style:style>
    <style:style style:name="P13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3752in"/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</style:style>
    <style:style style:name="P14" style:family="paragraph" style:parent-style-name="Standard">
      <style:paragraph-properties fo:margin-left="0in" fo:margin-right="-0.1874in" style:line-height-at-least="0.25in" fo:text-align="justify" style:justify-single-word="false" fo:text-indent="0in" style:auto-text-indent="false">
        <style:tab-stops>
          <style:tab-stop style:position="0.6252in"/>
          <style:tab-stop style:position="1in"/>
          <style:tab-stop style:position="1.8055in"/>
          <style:tab-stop style:position="2.8055in"/>
          <style:tab-stop style:position="5in"/>
        </style:tab-stops>
      </style:paragraph-properties>
    </style:style>
    <style:style style:name="P15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5in"/>
          <style:tab-stop style:position="0.6252in"/>
        </style:tab-stops>
      </style:paragraph-properties>
    </style:style>
    <style:style style:name="P16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5in"/>
          <style:tab-stop style:position="0.6252in"/>
        </style:tab-stops>
      </style:paragraph-properties>
      <style:text-properties style:font-name="Palatino" fo:font-size="11pt" fo:font-weight="bold" style:font-size-asian="11pt" style:font-weight-asian="bold"/>
    </style:style>
    <style:style style:name="P17" style:family="paragraph" style:parent-style-name="Standard">
      <style:paragraph-properties fo:margin-left="0in" fo:margin-right="1.0799in" fo:text-indent="0in" style:auto-text-indent="false">
        <style:tab-stops>
          <style:tab-stop style:position="0.3752in"/>
        </style:tab-stops>
      </style:paragraph-properties>
    </style:style>
    <style:style style:name="P18" style:family="paragraph" style:parent-style-name="Standard">
      <style:paragraph-properties fo:margin-left="0in" fo:margin-right="1.0799in" fo:text-indent="0in" style:auto-text-indent="false">
        <style:tab-stops>
          <style:tab-stop style:position="0.3752in"/>
          <style:tab-stop style:position="1.6252in"/>
          <style:tab-stop style:position="2.0626in"/>
          <style:tab-stop style:position="3in"/>
        </style:tab-stops>
      </style:paragraph-properties>
    </style:style>
    <style:style style:name="P19" style:family="paragraph" style:parent-style-name="Standard">
      <style:paragraph-properties fo:margin-left="0in" fo:margin-right="1.0799in" fo:text-indent="0in" style:auto-text-indent="false">
        <style:tab-stops>
          <style:tab-stop style:position="0.3752in"/>
          <style:tab-stop style:position="1.6252in"/>
          <style:tab-stop style:position="2.0626in"/>
          <style:tab-stop style:position="3in"/>
        </style:tab-stops>
      </style:paragraph-properties>
      <style:text-properties style:font-name="Palatino" fo:font-size="11pt" style:font-size-asian="11pt"/>
    </style:style>
    <style:style style:name="P20" style:family="paragraph" style:parent-style-name="Standard">
      <style:paragraph-properties fo:margin-left="0in" fo:margin-right="1.0799in" fo:text-indent="0in" style:auto-text-indent="false">
        <style:tab-stops>
          <style:tab-stop style:position="0.3752in"/>
        </style:tab-stops>
      </style:paragraph-properties>
      <style:text-properties style:font-name="Palatino" fo:font-size="11pt" style:font-size-asian="11pt"/>
    </style:style>
    <style:style style:name="P21" style:family="paragraph" style:parent-style-name="Standard">
      <style:paragraph-properties fo:margin-left="0in" fo:margin-right="1.0799in" fo:text-indent="0in" style:auto-text-indent="false">
        <style:tab-stops>
          <style:tab-stop style:position="0.3752in"/>
          <style:tab-stop style:position="1.6252in"/>
          <style:tab-stop style:position="2.0626in"/>
          <style:tab-stop style:position="3in"/>
        </style:tab-stops>
      </style:paragraph-properties>
      <style:text-properties style:font-name="Courier" fo:font-size="11pt" style:font-size-asian="11pt"/>
    </style:style>
    <style:style style:name="P22" style:family="paragraph" style:parent-style-name="Standard">
      <style:paragraph-properties fo:margin-left="0in" fo:margin-right="1.0799in" fo:text-indent="0in" style:auto-text-indent="false">
        <style:tab-stops>
          <style:tab-stop style:position="0.3752in"/>
          <style:tab-stop style:position="1.6252in"/>
          <style:tab-stop style:position="2.0626in"/>
          <style:tab-stop style:position="3in"/>
        </style:tab-stops>
      </style:paragraph-properties>
      <style:text-properties style:font-name="Courier" fo:font-size="11pt" fo:font-weight="bold" officeooo:rsid="00118d02" officeooo:paragraph-rsid="00118d02" style:font-size-asian="11pt" style:font-weight-asian="bold" style:font-weight-complex="bold"/>
    </style:style>
    <style:style style:name="P23" style:family="paragraph" style:parent-style-name="Standard">
      <style:paragraph-properties fo:margin-left="0.3752in" fo:margin-right="-0.8752in" fo:text-indent="-0.3752in" style:auto-text-indent="false"/>
      <style:text-properties style:font-name="Palatino" fo:font-size="11pt" style:font-size-asian="11pt"/>
    </style:style>
    <style:style style:name="P24" style:family="paragraph" style:parent-style-name="Standard">
      <style:paragraph-properties fo:margin-left="0.3752in" fo:margin-right="-0.8752in" fo:text-indent="-0.3752in" style:auto-text-indent="false"/>
      <style:text-properties style:font-name="Courier" fo:font-size="11pt" style:font-size-asian="11pt"/>
    </style:style>
    <style:style style:name="P25" style:family="paragraph" style:parent-style-name="Standard">
      <style:paragraph-properties fo:margin-left="0.3752in" fo:margin-right="-0.5in" fo:text-indent="0in" style:auto-text-indent="false"/>
      <style:text-properties style:font-name="Courier" fo:font-size="11pt" style:font-size-asian="11pt"/>
    </style:style>
    <style:style style:name="P26" style:family="paragraph" style:parent-style-name="Standard">
      <style:paragraph-properties fo:margin-left="0in" fo:margin-right="-0.5555in" fo:text-indent="0in" style:auto-text-indent="false">
        <style:tab-stops>
          <style:tab-stop style:position="0.5555in"/>
          <style:tab-stop style:position="1in"/>
          <style:tab-stop style:position="1.8055in"/>
          <style:tab-stop style:position="2.8055in"/>
          <style:tab-stop style:position="5in"/>
        </style:tab-stops>
      </style:paragraph-properties>
      <style:text-properties style:font-name="Courier" fo:font-size="11pt" fo:font-weight="bold" style:font-size-asian="11pt" style:font-weight-asian="bold"/>
    </style:style>
    <style:style style:name="P27" style:family="paragraph" style:parent-style-name="palatino2">
      <style:paragraph-properties fo:margin-left="0.3752in" fo:margin-right="-0.5626in" fo:text-indent="-0.3752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</style:style>
    <style:style style:name="P28" style:family="paragraph" style:parent-style-name="palatino2">
      <style:paragraph-properties fo:margin-left="0in" fo:margin-right="-0.1874in" fo:text-indent="0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</style:style>
    <style:style style:name="P29" style:family="paragraph" style:parent-style-name="palatino2">
      <style:paragraph-properties fo:margin-left="0in" fo:margin-right="-0.1874in" fo:text-indent="0in" style:auto-text-indent="false">
        <style:tab-stops>
          <style:tab-stop style:position="0.3752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</style:style>
    <style:style style:name="P30" style:family="paragraph" style:parent-style-name="palatino2">
      <style:paragraph-properties fo:margin-left="0in" fo:margin-right="-0.1874in" fo:text-indent="0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officeooo:rsid="0015c514" officeooo:paragraph-rsid="0015c514"/>
    </style:style>
    <style:style style:name="P31" style:family="paragraph" style:parent-style-name="palatino2">
      <style:paragraph-properties fo:margin-left="0in" fo:margin-right="-0.1874in" fo:text-indent="0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officeooo:rsid="0015c514" officeooo:paragraph-rsid="0019f1e7"/>
    </style:style>
    <style:style style:name="P32" style:family="paragraph" style:parent-style-name="palatino2">
      <style:paragraph-properties fo:margin-left="0in" fo:margin-right="-0.1874in" fo:text-indent="0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officeooo:rsid="0019f1e7" officeooo:paragraph-rsid="0019f1e7"/>
    </style:style>
    <style:style style:name="P33" style:family="paragraph" style:parent-style-name="palatino2">
      <style:paragraph-properties fo:margin-left="0in" fo:margin-right="-0.1874in" fo:text-indent="0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officeooo:paragraph-rsid="0019f1e7"/>
    </style:style>
    <style:style style:name="P34" style:family="paragraph" style:parent-style-name="palatino2">
      <style:paragraph-properties fo:margin-left="0.3752in" fo:margin-right="-0.1874in" fo:text-indent="0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/>
    </style:style>
    <style:style style:name="P35" style:family="paragraph" style:parent-style-name="palatino2">
      <style:paragraph-properties fo:margin-left="0.3752in" fo:margin-right="-0.1874in" fo:text-indent="0in" style:auto-text-indent="false">
        <style:tab-stops>
          <style:tab-stop style:position="0.3752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fo:font-size="10pt" style:font-size-asian="10pt"/>
    </style:style>
    <style:style style:name="P36" style:family="paragraph" style:parent-style-name="palatino2">
      <style:paragraph-properties fo:margin-left="0.3752in" fo:margin-right="-0.1874in" fo:text-indent="0in" style:auto-text-indent="false">
        <style:tab-stops>
          <style:tab-stop style:position="0.3752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</style:style>
    <style:style style:name="P37" style:family="paragraph" style:parent-style-name="palatino2">
      <style:paragraph-properties fo:margin-left="0.3752in" fo:margin-right="-0.1874in" fo:text-indent="-0.3752in" style:auto-text-indent="false"/>
    </style:style>
    <style:style style:name="P38" style:family="paragraph" style:parent-style-name="palatino2">
      <style:paragraph-properties fo:margin-left="0.3752in" fo:margin-right="-0.1874in" fo:text-indent="-0.3752in" style:auto-text-indent="false">
        <style:tab-stops>
          <style:tab-stop style:position="0.3752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</style:style>
    <style:style style:name="P39" style:family="paragraph" style:parent-style-name="palatino2">
      <style:paragraph-properties fo:margin-left="0.3799in" fo:margin-right="-0.1902in" fo:line-height="130%" fo:text-indent="0in" style:auto-text-indent="false"/>
    </style:style>
    <style:style style:name="P40" style:family="paragraph" style:parent-style-name="palatino2">
      <style:paragraph-properties fo:margin-left="0.3799in" fo:margin-right="-0.1902in" fo:line-height="130%" fo:text-indent="0in" style:auto-text-indent="false"/>
      <style:text-properties style:font-name="Courier" fo:font-size="10pt" style:font-size-asian="10pt"/>
    </style:style>
    <style:style style:name="P41" style:family="paragraph" style:parent-style-name="palatino2">
      <style:paragraph-properties fo:margin-left="0.3799in" fo:margin-right="-0.1902in" fo:line-height="130%" fo:text-indent="0in" style:auto-text-indent="false"/>
      <style:text-properties style:font-name="Courier" fo:font-size="10pt" officeooo:rsid="001421f0" officeooo:paragraph-rsid="001421f0" style:font-size-asian="10pt"/>
    </style:style>
    <style:style style:name="P42" style:family="paragraph" style:parent-style-name="palatino2">
      <style:paragraph-properties fo:margin-left="0.3799in" fo:margin-right="-0.1902in" fo:line-height="130%" fo:text-indent="0in" style:auto-text-indent="false"/>
      <style:text-properties style:font-name="Courier" fo:font-size="10pt" officeooo:rsid="001421f0" officeooo:paragraph-rsid="00181231" style:font-size-asian="10pt"/>
    </style:style>
    <style:style style:name="P43" style:family="paragraph" style:parent-style-name="palatino2">
      <style:paragraph-properties fo:margin-left="0.3799in" fo:margin-right="-0.1902in" fo:line-height="130%" fo:text-indent="-0.3799in" style:auto-text-indent="false"/>
    </style:style>
    <style:style style:name="P44" style:family="paragraph" style:parent-style-name="palatino2">
      <style:paragraph-properties fo:margin-left="0.3799in" fo:margin-right="-0.1902in" fo:line-height="120%" fo:text-indent="-0.0047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fo:font-weight="bold" style:font-weight-asian="bold"/>
    </style:style>
    <style:style style:name="P45" style:family="paragraph" style:parent-style-name="palatino2">
      <style:paragraph-properties fo:margin-left="0.3799in" fo:margin-right="-0.1902in" fo:line-height="120%" fo:text-indent="-0.0047in" style:auto-text-indent="false">
        <style:tab-stops>
          <style:tab-stop style:position="0.3752in"/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fo:font-weight="bold" officeooo:rsid="00172054" officeooo:paragraph-rsid="00172054" style:font-weight-asian="bold"/>
    </style:style>
    <style:style style:name="P46" style:family="paragraph" style:parent-style-name="palatino2">
      <style:paragraph-properties fo:margin-left="0.3799in" fo:margin-right="-0.1902in" fo:line-height="120%" fo:text-indent="-0.0047in" style:auto-text-indent="false">
        <style:tab-stops>
          <style:tab-stop style:position="0.3752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Courier" fo:font-size="10pt" style:font-size-asian="10pt"/>
    </style:style>
    <style:style style:name="T1" style:family="text">
      <style:text-properties style:font-name="Times" fo:font-size="14pt" fo:font-style="italic" style:font-size-asian="14pt" style:font-style-asian="italic" style:font-size-complex="14pt"/>
    </style:style>
    <style:style style:name="T2" style:family="text">
      <style:text-properties style:font-name="Times" fo:font-size="11pt" fo:font-style="italic" fo:font-weight="bold" style:font-size-asian="11pt" style:font-style-asian="italic" style:font-weight-asian="bold" style:font-size-complex="11pt"/>
    </style:style>
    <style:style style:name="T3" style:family="text">
      <style:text-properties style:font-name="Times" fo:font-size="11pt" fo:font-style="italic" style:font-size-asian="11pt" style:font-style-asian="italic" style:font-size-complex="11pt"/>
    </style:style>
    <style:style style:name="T4" style:family="text">
      <style:text-properties style:font-name="Courier"/>
    </style:style>
    <style:style style:name="T5" style:family="text">
      <style:text-properties style:font-name="Courier" fo:font-size="11pt" fo:font-style="italic" fo:font-weight="bold" style:font-size-asian="11pt" style:font-style-asian="italic" style:font-weight-asian="bold"/>
    </style:style>
    <style:style style:name="T6" style:family="text">
      <style:text-properties style:font-name="Courier" fo:font-size="11pt" style:font-size-asian="11pt"/>
    </style:style>
    <style:style style:name="T7" style:family="text">
      <style:text-properties style:font-name="Courier" fo:font-size="11pt" fo:font-weight="bold" style:font-size-asian="11pt" style:font-weight-asian="bold"/>
    </style:style>
    <style:style style:name="T8" style:family="text">
      <style:text-properties style:font-name="Courier" fo:font-size="10pt" style:font-size-asian="10pt"/>
    </style:style>
    <style:style style:name="T9" style:family="text">
      <style:text-properties style:font-name="Courier" fo:font-style="italic" style:font-style-asian="italic"/>
    </style:style>
    <style:style style:name="T10" style:family="text">
      <style:text-properties style:font-name="Palatino" fo:font-size="11pt" fo:font-style="italic" fo:font-weight="bold" style:font-size-asian="11pt" style:font-style-asian="italic" style:font-weight-asian="bold"/>
    </style:style>
    <style:style style:name="T11" style:family="text">
      <style:text-properties style:font-name="Palatino" fo:font-size="11pt" style:font-size-asian="11pt"/>
    </style:style>
    <style:style style:name="T12" style:family="text">
      <style:text-properties style:font-name="Palatino" fo:font-size="11pt" officeooo:rsid="00129413" style:font-size-asian="11pt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0pt" style:font-size-asian="10pt"/>
    </style:style>
    <style:style style:name="T16" style:family="text">
      <style:text-properties officeooo:rsid="00172054"/>
    </style:style>
    <style:style style:name="T17" style:family="text">
      <style:text-properties officeooo:rsid="00181231"/>
    </style:style>
    <style:style style:name="T18" style:family="text">
      <style:text-properties officeooo:rsid="0019f1e7"/>
    </style:style>
    <style:style style:name="T19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9">Brandon Lundberg</text:span></text:p>
      <text:p text:style-name="P3"><text:span text:style-name="T19">CSCI 117</text:span></text:p>
      <text:p text:style-name="P3"><text:span text:style-name="T19">Lab 5</text:span></text:p>
      <text:p text:style-name="P3"><text:span text:style-name="T19">26 Sept 2014</text:span></text:p>
      <text:p text:style-name="P1"/>
      <text:p text:style-name="P15"><text:span text:style-name="T5">Part IIB - Scheme expression evaluation</text:span></text:p>
      <text:p text:style-name="P16"/>
      <text:p text:style-name="P17"><text:span text:style-name="T11">(1)<text:tab/>=&gt; (define <text:s/>(x <text:s/>y) <text:s/>(if (not (pair? y)) y (map <text:s/>x (cons (car y) y))))</text:span></text:p>
      <text:p text:style-name="P18"><text:span text:style-name="T11"><text:tab/>=&gt; (x '(((a)) b))</text:span></text:p>
      <text:p text:style-name="P19"/>
      <text:p text:style-name="P18"><text:span text:style-name="T6"><text:s/></text:span></text:p>
      <text:p text:style-name="P22">(((a a) (a a)) ((a a) (a a)) b)</text:p>
      <text:p text:style-name="P21"/>
      <text:p text:style-name="P21"/>
      <text:p text:style-name="P21"/>
      <text:p text:style-name="P21"/>
      <text:p text:style-name="P18"><text:span text:style-name="T6">;Value: </text:span><text:span text:style-name="T7">___________________________</text:span></text:p>
      <text:p text:style-name="P20"/>
      <text:p text:style-name="P17"><text:span text:style-name="T11">(2)<text:tab/>=&gt; (define <text:s/>f <text:s/>(lambda (z) (lambda <text:s/>(z) <text:s/>(lambda (z) <text:s/>(cons <text:s/>z <text:s/>z)) z)))</text:span></text:p>
      <text:p text:style-name="P17"><text:span text:style-name="T11"><text:tab/>=&gt; (map <text:s/>(f '(1 <text:s/>2)) <text:s/>'(3 <text:s/>4))</text:span></text:p>
      <text:p text:style-name="P20"/>
      <text:p text:style-name="P7"/>
      <text:p text:style-name="P9">(3 4)</text:p>
      <text:p text:style-name="P7"/>
      <text:p text:style-name="P7"/>
      <text:p text:style-name="P13"><text:span text:style-name="T6">;Value: </text:span><text:span text:style-name="T7">____________________________<text:tab/></text:span></text:p>
      <text:p text:style-name="P12"/>
      <text:p text:style-name="P13"><text:span text:style-name="T11">(3)<text:tab/>=&gt; (define (reduce f u L) (cond ((null? L) u) (#t (f (car L) (reduce f u (cdr L))))))</text:span></text:p>
      <text:p text:style-name="P13"><text:span text:style-name="T11"><text:tab/>=&gt; (define f (lambda x <text:s/>(reduce (lambda y (append y (cdr y))) '(a) <text:s/>x)))</text:span><text:span text:style-name="T6"><text:tab/></text:span></text:p>
      <text:p text:style-name="P13"><text:span text:style-name="T6"><text:tab/></text:span><text:span text:style-name="T11">=&gt; (f 1 2)</text:span></text:p>
      <text:p text:style-name="P8"/>
      <text:p text:style-name="P8"/>
      <text:p text:style-name="P10">(1 (2 (a) (a)) (2 (a) (a)))</text:p>
      <text:p text:style-name="P8"/>
      <text:p text:style-name="P13"><text:span text:style-name="T6">;Value: </text:span><text:span text:style-name="T7">____________________________</text:span></text:p>
      <text:p text:style-name="P8"/>
      <text:p text:style-name="P13"><text:span text:style-name="T11">(4)</text:span><text:span text:style-name="T6"><text:tab/></text:span><text:span text:style-name="T11">=&gt; (define (map f L) (cond ((null? L) </text:span><text:span text:style-name="T12">'</text:span><text:span text:style-name="T11">()) (#t (cons (f (car L)) (map f (cdr L))))))</text:span></text:p>
      <text:p text:style-name="P13"><text:span text:style-name="T11"><text:tab/>=&gt; (define f (lambda x <text:s/>(map (lambda y (cons y y)) x)))</text:span><text:span text:style-name="T6"><text:tab/></text:span></text:p>
      <text:p text:style-name="P13"><text:span text:style-name="T6"><text:tab/></text:span><text:span text:style-name="T11">=&gt; (f 1 '(2 3))</text:span></text:p>
      <text:p text:style-name="P8"/>
      <text:p text:style-name="P11"><text:soft-page-break/>(((1) 1) (((2 3)) (2 3)))</text:p>
      <text:p text:style-name="P8"/>
      <text:p text:style-name="P8"/>
      <text:p text:style-name="P13"><text:span text:style-name="T6">;Value: </text:span><text:span text:style-name="T7">____________________________</text:span></text:p>
      <text:p text:style-name="P8"/>
      <text:p text:style-name="P1"/>
      <text:p text:style-name="P14"><text:span text:style-name="T5">Part IIIB - Scheme functions</text:span></text:p>
      <text:p text:style-name="P23"/>
      <text:p text:style-name="P24"/>
      <text:p text:style-name="P27"><text:span text:style-name="T13">1.</text:span><text:span text:style-name="T14"><text:tab/></text:span>Write a Scheme function <text:span text:style-name="T14">powerset</text:span>, which returns the <text:span text:style-name="T14">set</text:span> of all the <text:span text:style-name="T14">subsets </text:span>of a given <text:span text:style-name="T14">set</text:span>, with sets represented as lists. <text:s/>Your function need not agree with the following output as long as it is correct.</text:p>
      <text:p text:style-name="P28"/>
      <text:p text:style-name="_31_.3">1 ]=&gt; (powerset '(a b c))</text:p>
      <text:p text:style-name="_31_.3">;Value: ((a b c) (a b) (a c) (b) (c) (b c) (b) (c) ())</text:p>
      <text:p text:style-name="P34"/>
      <text:p text:style-name="P31"><text:tab/><text:span text:style-name="T18">(define (powerset as)</text:span></text:p>
      <text:p text:style-name="P32"><text:tab/> <text:s text:c="4"/>(cond</text:p>
      <text:p text:style-name="P32"><text:tab/><text:tab/>((null? as) '())</text:p>
      <text:p text:style-name="P32"><text:tab/><text:tab/>(else (append (map (lambda (x) (cons (car as) x)) </text:p>
      <text:p text:style-name="P32"><text:tab/><text:tab/><text:tab/>(cdr<text:tab/> as)) (powerset (cdr as))))</text:p>
      <text:p text:style-name="P32"><text:tab/> <text:s text:c="4"/>)</text:p>
      <text:p text:style-name="P33"><text:span text:style-name="T18"><text:tab/>)</text:span></text:p>
      <text:p text:style-name="P34"/>
      <text:p text:style-name="P34"/>
      <text:p text:style-name="P37"><text:span text:style-name="T13">2.</text:span><text:span text:style-name="T14"><text:tab/></text:span>Write a function <text:span text:style-name="T4">cartesian_prod,</text:span> which returns the Cartesian product of two sets (represented as lists).</text:p>
      <text:p text:style-name="P25"/>
      <text:p text:style-name="P39"><text:span text:style-name="T8">1 ]=&gt; (cartesian_prod '(a b c) '(1 2))</text:span></text:p>
      <text:p text:style-name="P39"><text:span text:style-name="T8">;Value 13: ((a 1) (a 2) (b 1) (b 2) (c 1) (c 2))</text:span></text:p>
      <text:p text:style-name="P39"><text:span text:style-name="T8">1 ]=&gt; (cartesian_prod '(a b c) '())</text:span></text:p>
      <text:p text:style-name="P39"><text:span text:style-name="T8">;Value: ()</text:span></text:p>
      <text:p text:style-name="P40"/>
      <text:p text:style-name="P41">(define (cartesian as bs)</text:p>
      <text:p text:style-name="P41"><text:s text:c="3"/>(cond</text:p>
      <text:p text:style-name="P41"><text:tab/>((null? as) '())</text:p>
      <text:p text:style-name="P42"><text:tab/>(else (<text:span text:style-name="T17">append</text:span> (map (<text:span text:style-name="T16">lambda (x) (cons (</text:span>car as) <text:span text:style-name="T17">x</text:span>)<text:span text:style-name="T17">)</text:span> <text:span text:style-name="T17">bs)</text:span></text:p>
      <text:p text:style-name="P42"><text:tab/>(cartesian (cdr as) bs)<text:span text:style-name="T17">))</text:span></text:p>
      <text:p text:style-name="P41"><text:s text:c="3"/>)</text:p>
      <text:p text:style-name="P41">)</text:p>
      <text:p text:style-name="P40"/>
      <text:p text:style-name="P40"/>
      <text:p text:style-name="P40"/>
      <text:p text:style-name="P43"><text:soft-page-break/><text:span text:style-name="T13">3.</text:span><text:span text:style-name="T14"><text:tab/></text:span>Define <text:span text:style-name="T9">map</text:span> in terms of <text:span text:style-name="T4">reduce</text:span> and then using a lambda function and reduce to define a <text:span text:style-name="T14">Scheme</text:span> function <text:span text:style-name="T9">square_list</text:span><text:span text:style-name="T15"> </text:span>which takes a list of integers and return a list of the squares of the integers.</text:p>
      <text:p text:style-name="_31_.3"><text:tab/></text:p>
      <text:p text:style-name="_31_.3">1 ]=&gt; (square_list '(1 2 3 4 5 6 7))</text:p>
      <text:p text:style-name="_31_.3">;Value: (1 4 9 16 25 36 49)</text:p>
      <text:p text:style-name="P44"/>
      <text:p text:style-name="P45">(define (square_list as)</text:p>
      <text:p text:style-name="P45"><text:s text:c="4"/>(map (lambda (x) (* x x)) as)</text:p>
      <text:p text:style-name="P45">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/>
      <text:p text:style-name="P38"><text:span text:style-name="T13">4.</text:span><text:span text:style-name="T14"><text:tab/></text:span>Write a <text:span text:style-name="T14">Scheme</text:span> function <text:span text:style-name="T4">depth-atom,</text:span> which returns a list of the atoms with the depth of each atom in front of each atom.</text:p>
      <text:p text:style-name="P38"/>
      <text:p text:style-name="_31_.3">1 ]=&gt; (depth-atom '((((a)) b) c) )</text:p>
      <text:p text:style-name="_31_.3">;Value 76: (4 a 2 b 1 c)</text:p>
      <text:p text:style-name="_31_.3">1 ]=&gt; (depth-atom '(a (b (c) b) a))</text:p>
      <text:p text:style-name="_31_.3">;Value 77: (1 a 2 b 3 c 2 b 1 a)</text:p>
      <text:p text:style-name="_31_.3"/>
      <text:p text:style-name="_31_.3"/>
      <text:p text:style-name="_31_.3"><text:bookmark-start text:name="_GoBack"/></text:p>
      <text:p text:style-name="P35"><text:bookmark-end text:name="_GoBack"/></text:p>
      <text:p text:style-name="P36"><text:span text:style-name="T14">Hint:</text:span> Write an auxiliary function DB of two arguments, where the first argument is a list and the second argument is an integer n to keep track of the depth.</text:p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Times New Roman" svg:font-family="'Times New Roman'" style:font-family-generic="system" style:font-pitch="variable"/>
    <style:font-face style:name="Tms Rmn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New York" fo:font-family="'New York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Geneva" style:font-family-complex="Geneva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latino2" style:family="paragraph" style:parent-style-name="Standard" style:default-outline-level="">
      <style:paragraph-properties fo:margin-left="0.5in" fo:margin-right="-0.3752in" fo:text-align="justify" style:justify-single-word="false" fo:text-indent="-0.5in" style:auto-text-indent="false">
        <style:tab-stops>
          <style:tab-stop style:position="1.4374in"/>
          <style:tab-stop style:position="2.0626in"/>
          <style:tab-stop style:position="2.6252in"/>
          <style:tab-stop style:position="3.25in"/>
          <style:tab-stop style:position="3.6874in"/>
          <style:tab-stop style:position="3.8126in"/>
          <style:tab-stop style:position="4.3752in"/>
        </style:tab-stops>
      </style:paragraph-properties>
      <style:text-properties style:font-name="Palatino" fo:font-family="Palatino" style:font-family-generic="roman" style:font-pitch="variable" fo:font-size="11pt" style:font-size-asian="11pt" style:font-name-complex="Tms Rmn" style:font-family-complex="'Tms Rmn'" style:font-family-generic-complex="system" style:font-pitch-complex="variable"/>
    </style:style>
    <style:style style:name="_31_.3" style:display-name="1.3" style:family="paragraph" style:parent-style-name="Standard" style:default-outline-level="">
      <style:paragraph-properties fo:margin-left="0.3799in" fo:margin-right="-0.8799in" fo:line-height="130%" fo:text-indent="0in" style:auto-text-indent="false"/>
      <style:text-properties style:font-name="Courier" fo:font-family="Courier" style:font-family-generic="roman" style:font-pitch="variable" fo:font-size="10pt" style:font-size-asian="10pt" style:font-name-complex="Tms Rmn" style:font-family-complex="'Tms Rm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derson</meta:initial-creator>
    <dc:creator>Henderson</dc:creator>
    <meta:editing-cycles>4</meta:editing-cycles>
    <meta:creation-date>2014-09-26T09:11:00</meta:creation-date>
    <dc:date>2014-09-26T09:18:00</dc:date>
    <meta:editing-duration>PT9S</meta:editing-duration>
    <meta:generator>LibreOffice/4.2.6.3$Linux_X86_64 LibreOffice_project/420m0$Build-3</meta:generator>
    <meta:document-statistic meta:table-count="0" meta:image-count="0" meta:object-count="0" meta:page-count="4" meta:paragraph-count="60" meta:word-count="475" meta:character-count="2406" meta:non-whitespace-character-count="192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